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Extremo Superior</text:p>
          </table:table-cell>
          <table:table-cell table:style-name="ce3"/>
          <table:table-cell/>
          <table:table-cell table:style-name="ce3"/>
          <table:table-cell table:style-name="ce2" office:value-type="string" calcext:value-type="string">
            <text:p>Cent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ancho</text:p>
          </table:table-cell>
          <table:table-cell table:formula="of:=1/10" office:value-type="float" office:value="0.1" calcext:value-type="float">
            <text:p>0.1</text:p>
          </table:table-cell>
          <table:table-cell/>
          <table:table-cell table:style-name="ce3" office:value-type="string" calcext:value-type="string">
            <text:p>mitad</text:p>
          </table:table-cell>
          <table:table-cell table:formula="of:=+[.D3]/2"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y</text:p>
          </table:table-cell>
          <table:table-cell office:value-type="string" calcext:value-type="string">
            <text:p>area rect</text:p>
          </table:table-cell>
          <table:table-cell/>
          <table:table-cell office:value-type="string" calcext:value-type="string">
            <text:p>10 se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]*[.$D$3]" office:value-type="float" office:value="0" calcext:value-type="float">
            <text:p>0</text:p>
          </table:table-cell>
          <table:table-cell table:formula="of:=SQRT(1-[.B6]*[.B6])" office:value-type="float" office:value="1" calcext:value-type="float">
            <text:p>1</text:p>
          </table:table-cell>
          <table:table-cell table:formula="of:=[.C6]*[.$D$3]" office:value-type="float" office:value="0.1" calcext:value-type="float">
            <text:p>0.1</text:p>
          </table:table-cell>
          <table:table-cell/>
          <table:table-cell table:formula="of:=+[.B6]+[.$G$3]" office:value-type="float" office:value="0.05" calcext:value-type="float">
            <text:p>0.05</text:p>
          </table:table-cell>
          <table:table-cell table:formula="of:=SQRT(1-[.F6]*[.F6])" office:value-type="float" office:value="0.998749217771909" calcext:value-type="float">
            <text:p>0.998749217771909</text:p>
          </table:table-cell>
          <table:table-cell table:formula="of:=[.G6]*[.$D$3]" office:value-type="float" office:value="0.0998749217771909" calcext:value-type="float">
            <text:p>0.099874921777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D$3]" office:value-type="float" office:value="0.1" calcext:value-type="float">
            <text:p>0.1</text:p>
          </table:table-cell>
          <table:table-cell table:formula="of:=SQRT(1-[.B7]*[.B7])" office:value-type="float" office:value="0.99498743710662" calcext:value-type="float">
            <text:p>0.99498743710662</text:p>
          </table:table-cell>
          <table:table-cell table:formula="of:=[.C7]*[.$D$3]" office:value-type="float" office:value="0.099498743710662" calcext:value-type="float">
            <text:p>0.099498743710662</text:p>
          </table:table-cell>
          <table:table-cell/>
          <table:table-cell table:formula="of:=+[.B7]+[.$G$3]" office:value-type="float" office:value="0.15" calcext:value-type="float">
            <text:p>0.15</text:p>
          </table:table-cell>
          <table:table-cell table:formula="of:=SQRT(1-[.F7]*[.F7])" office:value-type="float" office:value="0.98868599666426" calcext:value-type="float">
            <text:p>0.98868599666426</text:p>
          </table:table-cell>
          <table:table-cell table:formula="of:=[.G7]*[.$D$3]" office:value-type="float" office:value="0.098868599666426" calcext:value-type="float">
            <text:p>0.098868599666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*[.$D$3]" office:value-type="float" office:value="0.2" calcext:value-type="float">
            <text:p>0.2</text:p>
          </table:table-cell>
          <table:table-cell table:formula="of:=SQRT(1-[.B8]*[.B8])" office:value-type="float" office:value="0.979795897113271" calcext:value-type="float">
            <text:p>0.979795897113271</text:p>
          </table:table-cell>
          <table:table-cell table:formula="of:=[.C8]*[.$D$3]" office:value-type="float" office:value="0.0979795897113271" calcext:value-type="float">
            <text:p>0.097979589711327</text:p>
          </table:table-cell>
          <table:table-cell/>
          <table:table-cell table:formula="of:=+[.B8]+[.$G$3]" office:value-type="float" office:value="0.25" calcext:value-type="float">
            <text:p>0.25</text:p>
          </table:table-cell>
          <table:table-cell table:formula="of:=SQRT(1-[.F8]*[.F8])" office:value-type="float" office:value="0.968245836551854" calcext:value-type="float">
            <text:p>0.968245836551854</text:p>
          </table:table-cell>
          <table:table-cell table:formula="of:=[.G8]*[.$D$3]" office:value-type="float" office:value="0.0968245836551854" calcext:value-type="float">
            <text:p>0.096824583655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]*[.$D$3]" office:value-type="float" office:value="0.3" calcext:value-type="float">
            <text:p>0.3</text:p>
          </table:table-cell>
          <table:table-cell table:formula="of:=SQRT(1-[.B9]*[.B9])" office:value-type="float" office:value="0.953939201416946" calcext:value-type="float">
            <text:p>0.953939201416946</text:p>
          </table:table-cell>
          <table:table-cell table:formula="of:=[.C9]*[.$D$3]" office:value-type="float" office:value="0.0953939201416946" calcext:value-type="float">
            <text:p>0.095393920141695</text:p>
          </table:table-cell>
          <table:table-cell/>
          <table:table-cell table:formula="of:=+[.B9]+[.$G$3]" office:value-type="float" office:value="0.35" calcext:value-type="float">
            <text:p>0.35</text:p>
          </table:table-cell>
          <table:table-cell table:formula="of:=SQRT(1-[.F9]*[.F9])" office:value-type="float" office:value="0.93674969975976" calcext:value-type="float">
            <text:p>0.93674969975976</text:p>
          </table:table-cell>
          <table:table-cell table:formula="of:=[.G9]*[.$D$3]" office:value-type="float" office:value="0.093674969975976" calcext:value-type="float">
            <text:p>0.093674969975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]*[.$D$3]" office:value-type="float" office:value="0.4" calcext:value-type="float">
            <text:p>0.4</text:p>
          </table:table-cell>
          <table:table-cell table:formula="of:=SQRT(1-[.B10]*[.B10])" office:value-type="float" office:value="0.916515138991168" calcext:value-type="float">
            <text:p>0.916515138991168</text:p>
          </table:table-cell>
          <table:table-cell table:formula="of:=[.C10]*[.$D$3]" office:value-type="float" office:value="0.0916515138991168" calcext:value-type="float">
            <text:p>0.091651513899117</text:p>
          </table:table-cell>
          <table:table-cell/>
          <table:table-cell table:formula="of:=+[.B10]+[.$G$3]" office:value-type="float" office:value="0.45" calcext:value-type="float">
            <text:p>0.45</text:p>
          </table:table-cell>
          <table:table-cell table:formula="of:=SQRT(1-[.F10]*[.F10])" office:value-type="float" office:value="0.893028554974588" calcext:value-type="float">
            <text:p>0.893028554974588</text:p>
          </table:table-cell>
          <table:table-cell table:formula="of:=[.G10]*[.$D$3]" office:value-type="float" office:value="0.0893028554974588" calcext:value-type="float">
            <text:p>0.0893028554974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[.$D$3]" office:value-type="float" office:value="0.5" calcext:value-type="float">
            <text:p>0.5</text:p>
          </table:table-cell>
          <table:table-cell table:formula="of:=SQRT(1-[.B11]*[.B11])" office:value-type="float" office:value="0.866025403784439" calcext:value-type="float">
            <text:p>0.866025403784439</text:p>
          </table:table-cell>
          <table:table-cell table:formula="of:=[.C11]*[.$D$3]" office:value-type="float" office:value="0.0866025403784439" calcext:value-type="float">
            <text:p>0.086602540378444</text:p>
          </table:table-cell>
          <table:table-cell/>
          <table:table-cell table:formula="of:=+[.B11]+[.$G$3]" office:value-type="float" office:value="0.55" calcext:value-type="float">
            <text:p>0.55</text:p>
          </table:table-cell>
          <table:table-cell table:formula="of:=SQRT(1-[.F11]*[.F11])" office:value-type="float" office:value="0.835164654424503" calcext:value-type="float">
            <text:p>0.835164654424503</text:p>
          </table:table-cell>
          <table:table-cell table:formula="of:=[.G11]*[.$D$3]" office:value-type="float" office:value="0.0835164654424503" calcext:value-type="float">
            <text:p>0.08351646544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[.$D$3]" office:value-type="float" office:value="0.6" calcext:value-type="float">
            <text:p>0.6</text:p>
          </table:table-cell>
          <table:table-cell table:formula="of:=SQRT(1-[.B12]*[.B12])" office:value-type="float" office:value="0.8" calcext:value-type="float">
            <text:p>0.8</text:p>
          </table:table-cell>
          <table:table-cell table:formula="of:=[.C12]*[.$D$3]" office:value-type="float" office:value="0.08" calcext:value-type="float">
            <text:p>0.08</text:p>
          </table:table-cell>
          <table:table-cell/>
          <table:table-cell table:formula="of:=+[.B12]+[.$G$3]" office:value-type="float" office:value="0.65" calcext:value-type="float">
            <text:p>0.65</text:p>
          </table:table-cell>
          <table:table-cell table:formula="of:=SQRT(1-[.F12]*[.F12])" office:value-type="float" office:value="0.759934207678533" calcext:value-type="float">
            <text:p>0.759934207678533</text:p>
          </table:table-cell>
          <table:table-cell table:formula="of:=[.G12]*[.$D$3]" office:value-type="float" office:value="0.0759934207678533" calcext:value-type="float">
            <text:p>0.0759934207678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3]*[.$D$3]" office:value-type="float" office:value="0.7" calcext:value-type="float">
            <text:p>0.7</text:p>
          </table:table-cell>
          <table:table-cell table:formula="of:=SQRT(1-[.B13]*[.B13])" office:value-type="float" office:value="0.714142842854285" calcext:value-type="float">
            <text:p>0.714142842854285</text:p>
          </table:table-cell>
          <table:table-cell table:formula="of:=[.C13]*[.$D$3]" office:value-type="float" office:value="0.0714142842854285" calcext:value-type="float">
            <text:p>0.071414284285429</text:p>
          </table:table-cell>
          <table:table-cell/>
          <table:table-cell table:formula="of:=+[.B13]+[.$G$3]" office:value-type="float" office:value="0.75" calcext:value-type="float">
            <text:p>0.75</text:p>
          </table:table-cell>
          <table:table-cell table:formula="of:=SQRT(1-[.F13]*[.F13])" office:value-type="float" office:value="0.661437827766147" calcext:value-type="float">
            <text:p>0.661437827766147</text:p>
          </table:table-cell>
          <table:table-cell table:formula="of:=[.G13]*[.$D$3]" office:value-type="float" office:value="0.0661437827766147" calcext:value-type="float">
            <text:p>0.066143782776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]*[.$D$3]" office:value-type="float" office:value="0.8" calcext:value-type="float">
            <text:p>0.8</text:p>
          </table:table-cell>
          <table:table-cell table:formula="of:=SQRT(1-[.B14]*[.B14])" office:value-type="float" office:value="0.6" calcext:value-type="float">
            <text:p>0.6</text:p>
          </table:table-cell>
          <table:table-cell table:formula="of:=[.C14]*[.$D$3]" office:value-type="float" office:value="0.06" calcext:value-type="float">
            <text:p>0.06</text:p>
          </table:table-cell>
          <table:table-cell/>
          <table:table-cell table:formula="of:=+[.B14]+[.$G$3]" office:value-type="float" office:value="0.85" calcext:value-type="float">
            <text:p>0.85</text:p>
          </table:table-cell>
          <table:table-cell table:formula="of:=SQRT(1-[.F14]*[.F14])" office:value-type="float" office:value="0.526782687642637" calcext:value-type="float">
            <text:p>0.526782687642637</text:p>
          </table:table-cell>
          <table:table-cell table:formula="of:=[.G14]*[.$D$3]" office:value-type="float" office:value="0.0526782687642637" calcext:value-type="float">
            <text:p>0.052678268764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5]*[.$D$3]" office:value-type="float" office:value="0.9" calcext:value-type="float">
            <text:p>0.9</text:p>
          </table:table-cell>
          <table:table-cell table:formula="of:=SQRT(1-[.B15]*[.B15])" office:value-type="float" office:value="0.435889894354067" calcext:value-type="float">
            <text:p>0.435889894354067</text:p>
          </table:table-cell>
          <table:table-cell table:formula="of:=[.C15]*[.$D$3]" office:value-type="float" office:value="0.0435889894354067" calcext:value-type="float">
            <text:p>0.043588989435407</text:p>
          </table:table-cell>
          <table:table-cell/>
          <table:table-cell table:formula="of:=+[.B15]+[.$G$3]" office:value-type="float" office:value="0.95" calcext:value-type="float">
            <text:p>0.95</text:p>
          </table:table-cell>
          <table:table-cell table:formula="of:=SQRT(1-[.F15]*[.F15])" office:value-type="float" office:value="0.31224989991992" calcext:value-type="float">
            <text:p>0.31224989991992</text:p>
          </table:table-cell>
          <table:table-cell table:formula="of:=[.G15]*[.$D$3]" office:value-type="float" office:value="0.031224989991992" calcext:value-type="float">
            <text:p>0.031224989991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]*[.$D$3]" office:value-type="float" office:value="1" calcext:value-type="float">
            <text:p>1</text:p>
          </table:table-cell>
          <table:table-cell table:formula="of:=SQRT(1-[.B16]*[.B16])" office:value-type="float" office:value="0" calcext:value-type="float">
            <text:p>0</text:p>
          </table:table-cell>
          <table:table-cell table:formula="of:=[.C16]*[.$D$3]" office:value-type="float" office:value="0" calcext:value-type="float">
            <text:p>0</text:p>
          </table:table-cell>
          <table:table-cell table:number-columns-repeated="3"/>
          <table:table-cell table:formula="of:=SUM([.H6:.H15])" office:value-type="float" office:value="0.788102858315411" calcext:value-type="float">
            <text:p>0.788102858315411</text:p>
          </table:table-cell>
        </table:table-row>
        <table:table-row table:style-name="ro1">
          <table:table-cell table:number-columns-repeated="3"/>
          <table:table-cell table:formula="of:=SUM([.D6:.D16])" office:value-type="float" office:value="0.826129581562079" calcext:value-type="float">
            <text:p>0.826129581562079</text:p>
          </table:table-cell>
          <table:table-cell table:number-columns-repeated="3"/>
          <table:table-cell table:style-name="Default" table:formula="of:=+[.H16]*4" office:value-type="float" office:value="3.15241143326164" calcext:value-type="float">
            <text:p>3.15241143326164</text:p>
          </table:table-cell>
        </table:table-row>
        <table:table-row table:style-name="ro1">
          <table:table-cell table:number-columns-repeated="3"/>
          <table:table-cell table:style-name="Default" table:formula="of:=+[.D17]*4" office:value-type="float" office:value="3.30451832624832" calcext:value-type="float">
            <text:p>3.3045183262483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A = Pi * R*R</text:p>
            <text:p>A / (R*R) = Pi</text:p>
            <text:p>A/4 = Pi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y=sqrt(1-x*x)</text:p>
          </table:table-cell>
          <table:table-cell table:number-columns-repeated="6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33:42.172611062</meta:creation-date>
    <dc:date>2023-11-11T00:16:11.834251563</dc:date>
    <meta:editing-duration>PT10M37S</meta:editing-duration>
    <meta:editing-cycles>4</meta:editing-cycles>
    <meta:generator>LibreOffice/7.0.4.2$Linux_X86_64 LibreOffice_project/00$Build-2</meta:generator>
    <meta:document-statistic meta:table-count="1" meta:cell-count="91" meta:object-count="0"/>
  </office:meta>
</office:document-meta>
</file>